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33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name-asian="Arial" style:font-weight-asian="bold" style:font-name-complex="Arial" style:font-size-complex="5.65000009536743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fo:wrap-option="wrap" draw:shadow="hidden" draw:shadow-offset-x="0.1cm" draw:shadow-offset-y="0.1cm" draw:caption-escape-direction="auto"/>
    </style:style>
    <style:style style:name="P1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ect Planning and Tracking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8">
            <text:p>Nov 18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  <table:table-cell table:style-name="ce2" office:value-type="date" office:date-value="2013-12-30">
            <text:p>Dec 30</text:p>
          </table:table-cell>
          <table:table-cell table:style-name="ce2" office:value-type="date" office:date-value="2014-01-06">
            <text:p>Jan 06</text:p>
          </table:table-cell>
          <table:table-cell table:style-name="ce2" office:value-type="date" office:date-value="2014-01-13">
            <text:p>Jan 13</text:p>
          </table:table-cell>
          <table:table-cell table:style-name="ce2" office:value-type="date" office:date-value="2014-01-20">
            <text:p>Jan 20</text:p>
          </table:table-cell>
          <table:table-cell table:style-name="ce2" office:value-type="date" office:date-value="2014-01-27">
            <text:p>Jan 27</text:p>
          </table:table-cell>
        </table:table-row>
        <table:table-row table:style-name="ro1">
          <table:table-cell table:style-name="ce1" office:value-type="string">
            <text:p>Opened</text:p>
          </table:table-cell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8.758cm" svg:height="0.991cm" svg:x="4.026cm" svg:y="0.047cm" draw:caption-point-x="-0.61cm" draw:caption-point-y="0.866cm">
              <dc:creator>ADMINIB-DFE603T/hudili</dc:creator>
              <dc:date>2013-11-05T00:00:00</dc:date>
              <text:p text:style-name="P1"><text:span text:style-name="T1">Status: FIXEDAWAITINGTEST, TESTED, SUBMITTED, ACCEPTED, REJECTED, CLOSED </text:span></text:p>
            </office:annotation>
            <text:p>Closed</text:p>
          </table:table-cell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office:annotation draw:style-name="gr2" draw:text-style-name="P2" svg:width="6.751cm" svg:height="0.991cm" svg:x="4.026cm" svg:y="0.072cm" draw:caption-point-x="-0.61cm" draw:caption-point-y="1.292cm">
              <dc:creator>ADMINIB-DFE603T/hudili</dc:creator>
              <dc:date>2013-11-05T00:00:00</dc:date>
              <text:p text:style-name="P1"><text:span text:style-name="T1">Status: OPEN, ASSIGNED, REOPENED, DEFERRED, NEEDINFO</text:span></text:p>
            </office:annotation>
            <text:p>Not Closed</text:p>
          </table:table-cell>
          <table:table-cell table:style-name="ce3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ot Closed – Proj</text:p>
          </table:table-cell>
          <table:table-cell table:style-name="ce3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office:value-type="float" office:value="15">
            <text:p>15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>
            <draw:frame table:end-cell-address="'Defect Planning and Tracking'.H31" table:end-x="1.157cm" table:end-y="0.093cm" draw:z-index="2" draw:style-name="gr1" svg:width="15.999cm" svg:height="7.98cm" svg:x="2.133cm" svg:y="0.243cm">
              <draw:object draw:notify-on-update-of-ranges="'Defect Planning and Tracking'.B1:'Defect Planning and Tracking'.M1 'Defect Planning and Tracking'.A2:'Defect Planning and Tracking'.A2 'Defect Planning and Tracking'.B2:'Defect Planning and Tracking'.M2 'Defect Planning and Tracking'.A3:'Defect Planning and Tracking'.A3 'Defect Planning and Tracking'.B3:'Defect Planning and Tracking'.M3 'Defect Planning and Tracking'.A4:'Defect Planning and Tracking'.A4 'Defect Planning and Tracking'.B4:'Defect Planning and Tracking'.M4 'Defect Planning and Tracking'.A5:'Defect Planning and Tracking'.A5 'Defect Planning and Tracking'.B5:'Defect Planning and Tracking'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Defect Monitoring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Week</text:p>
          </table:table-cell>
          <table:table-cell table:style-name="ce2" office:value-type="date" office:date-value="2013-11-11">
            <text:p>Nov 11</text:p>
          </table:table-cell>
          <table:table-cell table:style-name="ce2" office:value-type="date" office:date-value="2013-11-17">
            <text:p>Nov 17</text:p>
          </table:table-cell>
          <table:table-cell table:style-name="ce2" office:value-type="date" office:date-value="2013-11-25">
            <text:p>Nov 25</text:p>
          </table:table-cell>
          <table:table-cell table:style-name="ce2" office:value-type="date" office:date-value="2013-12-02">
            <text:p>Dec 02</text:p>
          </table:table-cell>
          <table:table-cell table:style-name="ce2" office:value-type="date" office:date-value="2013-12-09">
            <text:p>Dec 09</text:p>
          </table:table-cell>
          <table:table-cell table:style-name="ce2" office:value-type="date" office:date-value="2013-12-16">
            <text:p>Dec 16</text:p>
          </table:table-cell>
          <table:table-cell table:style-name="ce2" office:value-type="date" office:date-value="2013-12-23">
            <text:p>Dec 23</text:p>
          </table:table-cell>
        </table:table-row>
        <table:table-row table:style-name="ro1">
          <table:table-cell table:style-name="ce1" office:value-type="string">
            <office:annotation draw:style-name="gr3" draw:text-style-name="P2" svg:width="4.717cm" svg:height="1.386cm" svg:x="4.966cm" svg:y="0.019cm" draw:caption-point-x="-0.61cm" draw:caption-point-y="0.442cm">
              <dc:creator>ADMINIB-DFE603T/hudili</dc:creator>
              <dc:date>2013-11-05T00:00:00</dc:date>
              <text:p text:style-name="P1"><text:span text:style-name="T1">OPEN, ASSIGNED, REOPENED, DEFERRED, NEEDINFO</text:span></text:p>
            </office:annotation>
            <text:p>OPEN</text:p>
          </table:table-cell>
          <table:table-cell table:style-name="ce3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table:style-name="ce1" office:value-type="string">
            <text:p>FIXEDAWAITINGTEST</text:p>
          </table:table-cell>
          <table:table-cell table:style-name="ce3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REJECTED</text:p>
          </table:table-cell>
          <table:table-cell table:style-name="ce3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style-name="ce4" office:value-type="string">
            <office:annotation draw:style-name="gr4" draw:text-style-name="P2" svg:width="2.888cm" svg:height="2.176cm" svg:x="4.966cm" svg:y="0.292cm" draw:caption-point-x="-0.61cm" draw:caption-point-y="1.524cm">
              <dc:creator>ADMINIB-DFE603T/hudili</dc:creator>
              <dc:date>2013-11-05T00:00:00</dc:date>
              <text:p text:style-name="P1"><text:span text:style-name="T1">Status: <text:s/>TESTED, SUBMITTED, ACCEPTED, <text:s/>CLOSED </text:span></text:p>
            </office:annotation>
            <text:p>CLOSED</text:p>
          </table:table-cell>
          <table:table-cell table:style-name="ce3" office:value-type="float" office:value="293">
            <text:p>293</text:p>
          </table:table-cell>
          <table:table-cell office:value-type="float" office:value="295">
            <text:p>29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6">
            <text:p>306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306">
            <text:p>30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>
            <draw:frame table:end-cell-address="'Defect Monitoring'.H32" table:end-x="0.202cm" table:end-y="0.341cm" draw:z-index="2" draw:style-name="gr1" svg:width="15.999cm" svg:height="8.924cm" svg:x="2.118cm" svg:y="0.45cm">
              <draw:object draw:notify-on-update-of-ranges="'Defect Monitoring'.B1:'Defect Monitoring'.H1 'Defect Monitoring'.A2:'Defect Monitoring'.A2 'Defect Monitoring'.B2:'Defect Monitoring'.H2 'Defect Monitoring'.A3:'Defect Monitoring'.A3 'Defect Monitoring'.B3:'Defect Monitoring'.H3 'Defect Monitoring'.A4:'Defect Monitoring'.A4 'Defect Monitoring'.B4:'Defect Monitoring'.H4 'Defect Monitoring'.A5:'Defect Monitoring'.A5 'Defect Monitoring'.B5:'Defect Monitoring'.H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013／12／23</text:date>, <text:time>10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04T22:07:09.35</meta:creation-date>
    <dc:date>2013-12-23T10:03:19.24</dc:date>
    <meta:editing-duration>PT05H15M51S</meta:editing-duration>
    <meta:editing-cycles>34</meta:editing-cycles>
    <meta:generator>IBM_Lotus_Symphony/3.0$Win32 OpenOffice.org_project/310m11$Build-9399</meta:generator>
    <meta:document-statistic meta:table-count="2" meta:cell-count="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lines-used="1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6cm" svg:stroke-color="#cc3300" draw:fill-color="#cc33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096cm" xlink:href=".." xlink:type="simple" chart:class="chart:bar" chart:style-name="ch1">
        <chart:legend chart:legend-position="end" svg:x="12.492cm" svg:y="3.026cm" chart:style-name="ch2"/>
        <chart:plot-area chart:style-name="ch3" table:cell-range-address="'Defect Planning and Tracking'.A1:'Defect Planning and Tracking'.M5" chart:data-source-has-labels="both" svg:x="1.358cm" svg:y="0.779cm" svg:width="10.494cm" svg:height="6.148cm">
          <chart:axis chart:dimension="x" chart:name="primary-x" chart:style-name="ch4">
            <chart:title svg:x="6.111cm" svg:y="7.089cm" chart:style-name="ch5">
              <text:p>Dates</text:p>
            </chart:title>
            <chart:categories table:cell-range-address="'Defect Planning and Tracking'.B1:'Defect Planning and Tracking'.M1"/>
          </chart:axis>
          <chart:axis chart:dimension="y" chart:name="primary-y" chart:style-name="ch6">
            <chart:title svg:x="0.451cm" svg:y="5.27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Planning and Tracking'.B2:'Defect Planning and Tracking'.M2" chart:label-cell-address="'Defect Planning and Tracking'.A2:'Defect Planning and Tracking'.A2" chart:class="chart:bar">
            <chart:data-point chart:repeated="12"/>
          </chart:series>
          <chart:series chart:style-name="ch10" chart:values-cell-range-address="'Defect Planning and Tracking'.B3:'Defect Planning and Tracking'.M3" chart:label-cell-address="'Defect Planning and Tracking'.A3:'Defect Planning and Tracking'.A3" chart:class="chart:bar">
            <chart:data-point chart:repeated="12"/>
          </chart:series>
          <chart:series chart:style-name="ch11" chart:values-cell-range-address="'Defect Planning and Tracking'.B4:'Defect Planning and Tracking'.M4" chart:label-cell-address="'Defect Planning and Tracking'.A4:'Defect Planning and Tracking'.A4" chart:class="chart:bar">
            <chart:data-point chart:repeated="12"/>
          </chart:series>
          <chart:series chart:style-name="ch12" chart:values-cell-range-address="'Defect Planning and Tracking'.B5:'Defect Planning and Tracking'.M5" chart:label-cell-address="'Defect Planning and Tracking'.A5:'Defect Planning and Tracking'.A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Planning and Tracking'.B1:'Defect Planning and Tracking'.M1</svg:desc>
                </draw:g>
              </table:table-cell>
              <table:table-cell office:value-type="string">
                <text:p>Nov 18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  <table:table-cell office:value-type="string">
                <text:p>Dec 30</text:p>
              </table:table-cell>
              <table:table-cell office:value-type="string">
                <text:p>Jan 06</text:p>
              </table:table-cell>
              <table:table-cell office:value-type="string">
                <text:p>Jan 13</text:p>
              </table:table-cell>
              <table:table-cell office:value-type="string">
                <text:p>Jan 20</text:p>
              </table:table-cell>
              <table:table-cell office:value-type="string">
                <text:p>Jan 27</text:p>
              </table:table-cell>
            </table:table-row>
          </table:table-header-rows>
          <table:table-rows>
            <table:table-row>
              <table:table-cell office:value-type="string">
                <text:p>Opened</text:p>
                <draw:g>
                  <svg:desc>'Defect Planning and Tracking'.A2:'Defect Planning and Tracking'.A2</svg:desc>
                </draw:g>
              </table:table-cell>
              <table:table-cell office:value-type="float" office:value="1">
                <text:p>1</text:p>
                <draw:g>
                  <svg:desc>'Defect Planning and Tracking'.B2:'Defect Planning and Tracking'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Closed</text:p>
                <draw:g>
                  <svg:desc>'Defect Planning and Tracking'.A3:'Defect Planning and Tracking'.A3</svg:desc>
                </draw:g>
              </table:table-cell>
              <table:table-cell office:value-type="float" office:value="9">
                <text:p>9</text:p>
                <draw:g>
                  <svg:desc>'Defect Planning and Tracking'.B3:'Defect Planning and Tracking'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</text:p>
                <draw:g>
                  <svg:desc>'Defect Planning and Tracking'.A4:'Defect Planning and Tracking'.A4</svg:desc>
                </draw:g>
              </table:table-cell>
              <table:table-cell office:value-type="float" office:value="16">
                <text:p>16</text:p>
                <draw:g>
                  <svg:desc>'Defect Planning and Tracking'.B4:'Defect Planning and Tracking'.M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ot Closed – Proj</text:p>
                <draw:g>
                  <svg:desc>'Defect Planning and Tracking'.A5:'Defect Planning and Tracking'.A5</svg:desc>
                </draw:g>
              </table:table-cell>
              <table:table-cell office:value-type="float" office:value="18">
                <text:p>18</text:p>
                <draw:g>
                  <svg:desc>'Defect Planning and Tracking'.B5:'Defect Planning and Tracking'.M5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66ff6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5cm" svg:y="3.478cm" chart:style-name="ch2"/>
        <chart:plot-area chart:style-name="ch3" table:cell-range-address="'Defect Monitoring'.A1:'Defect Monitoring'.H5" chart:data-source-has-labels="both" svg:x="1.358cm" svg:y="0.855cm" svg:width="9.727cm" svg:height="6.957cm">
          <chart:axis chart:dimension="x" chart:name="primary-x" chart:style-name="ch4">
            <chart:title svg:x="5.727cm" svg:y="7.993cm" chart:style-name="ch5">
              <text:p>Dates</text:p>
            </chart:title>
            <chart:categories table:cell-range-address="'Defect Monitoring'.B1:'Defect Monitoring'.H1"/>
          </chart:axis>
          <chart:axis chart:dimension="y" chart:name="primary-y" chart:style-name="ch6">
            <chart:title svg:x="0.451cm" svg:y="5.753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Monitoring'.B2:'Defect Monitoring'.H2" chart:label-cell-address="'Defect Monitoring'.A2:'Defect Monitoring'.A2" chart:class="chart:bar">
            <chart:data-point chart:repeated="7"/>
          </chart:series>
          <chart:series chart:style-name="ch10" chart:values-cell-range-address="'Defect Monitoring'.B3:'Defect Monitoring'.H3" chart:label-cell-address="'Defect Monitoring'.A3:'Defect Monitoring'.A3" chart:class="chart:bar">
            <chart:data-point chart:repeated="7"/>
          </chart:series>
          <chart:series chart:style-name="ch11" chart:values-cell-range-address="'Defect Monitoring'.B4:'Defect Monitoring'.H4" chart:label-cell-address="'Defect Monitoring'.A4:'Defect Monitoring'.A4" chart:class="chart:bar">
            <chart:data-point chart:repeated="7"/>
          </chart:series>
          <chart:series chart:style-name="ch12" chart:values-cell-range-address="'Defect Monitoring'.B5:'Defect Monitoring'.H5" chart:label-cell-address="'Defect Monitoring'.A5:'Defect Monitoring'.A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 11</text:p>
                <draw:g>
                  <svg:desc>'Defect Monitoring'.B1:'Defect Monitoring'.H1</svg:desc>
                </draw:g>
              </table:table-cell>
              <table:table-cell office:value-type="string">
                <text:p>Nov 17</text:p>
              </table:table-cell>
              <table:table-cell office:value-type="string">
                <text:p>Nov 25</text:p>
              </table:table-cell>
              <table:table-cell office:value-type="string">
                <text:p>Dec 02</text:p>
              </table:table-cell>
              <table:table-cell office:value-type="string">
                <text:p>Dec 09</text:p>
              </table:table-cell>
              <table:table-cell office:value-type="string">
                <text:p>Dec 16</text:p>
              </table:table-cell>
              <table:table-cell office:value-type="string">
                <text:p>Dec 23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Defect Monitoring'.A2:'Defect Monitoring'.A2</svg:desc>
                </draw:g>
              </table:table-cell>
              <table:table-cell office:value-type="float" office:value="16">
                <text:p>16</text:p>
                <draw:g>
                  <svg:desc>'Defect Monitoring'.B2:'Defect Monitoring'.H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XEDAWAITINGTEST</text:p>
                <draw:g>
                  <svg:desc>'Defect Monitoring'.A3:'Defect Monitoring'.A3</svg:desc>
                </draw:g>
              </table:table-cell>
              <table:table-cell office:value-type="float" office:value="5">
                <text:p>5</text:p>
                <draw:g>
                  <svg:desc>'Defect Monitoring'.B3:'Defect Monitoring'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JECTED</text:p>
                <draw:g>
                  <svg:desc>'Defect Monitoring'.A4:'Defect Monitoring'.A4</svg:desc>
                </draw:g>
              </table:table-cell>
              <table:table-cell office:value-type="float" office:value="4">
                <text:p>4</text:p>
                <draw:g>
                  <svg:desc>'Defect Monitoring'.B4:'Defect Monitoring'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OSED</text:p>
                <draw:g>
                  <svg:desc>'Defect Monitoring'.A5:'Defect Monitoring'.A5</svg:desc>
                </draw:g>
              </table:table-cell>
              <table:table-cell office:value-type="float" office:value="293">
                <text:p>293</text:p>
                <draw:g>
                  <svg:desc>'Defect Monitoring'.B5:'Defect Monitoring'.H5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